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Таблица2" style:family="table">
      <style:table-properties style:width="17.911cm" table:align="margins" style:writing-mode="lr-tb"/>
    </style:style>
    <style:style style:name="Таблица2.A" style:family="table-column">
      <style:table-column-properties style:column-width="0.794cm" style:rel-column-width="450*"/>
    </style:style>
    <style:style style:name="Таблица2.B" style:family="table-column">
      <style:table-column-properties style:column-width="6.805cm" style:rel-column-width="3858*"/>
    </style:style>
    <style:style style:name="Таблица2.C" style:family="table-column">
      <style:table-column-properties style:column-width="10.312cm" style:rel-column-width="5846*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3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4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.723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7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8" style:family="paragraph" style:parent-style-name="Standard">
      <style:paragraph-properties fo:margin-left="0.695cm" fo:margin-right="0cm" fo:text-indent="0cm" style:auto-text-indent="false"/>
    </style:style>
    <style:style style:name="P39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0" style:family="paragraph" style:parent-style-name="Standard">
      <style:paragraph-properties fo:margin-left="0cm" fo:margin-right="0cm" fo:line-height="0.353cm" fo:text-indent="0cm" style:auto-text-indent="false"/>
    </style:style>
    <style:style style:name="P41" style:family="paragraph" style:parent-style-name="Standard">
      <style:paragraph-properties fo:line-height="91%" fo:text-align="center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5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6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47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8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50" style:family="paragraph" style:parent-style-name="Standard" style:list-style-name="Numbering_20_123">
      <style:paragraph-properties fo:line-height="0.353cm"/>
      <style:text-properties fo:font-size="10pt" officeooo:paragraph-rsid="0031c107" style:font-size-asian="10pt" style:font-size-complex="10pt"/>
    </style:style>
    <style:style style:name="P51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style:font-size-asian="10pt" style:font-size-complex="10pt"/>
    </style:style>
    <style:style style:name="P52" style:family="paragraph" style:parent-style-name="Standard">
      <style:paragraph-properties fo:margin-left="0.282cm" fo:margin-right="0cm" fo:text-indent="0cm" style:auto-text-indent="false"/>
      <style:text-properties fo:font-size="10pt" style:font-size-asian="10pt" style:font-size-complex="10pt"/>
    </style:style>
    <style:style style:name="P53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4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5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56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57" style:family="paragraph" style:parent-style-name="Standard">
      <style:paragraph-properties fo:margin-left="0.018cm" fo:margin-right="0cm" fo:line-height="91%" fo:text-align="center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58" style:family="paragraph" style:parent-style-name="Table_20_Contents">
      <style:text-properties officeooo:rsid="0031c107" officeooo:paragraph-rsid="0031c107"/>
    </style:style>
    <style:style style:name="P59" style:family="paragraph" style:parent-style-name="Table_20_Contents">
      <style:text-properties officeooo:rsid="0032ac05" officeooo:paragraph-rsid="0032ac05"/>
    </style:style>
    <style:style style:name="P60" style:family="paragraph" style:parent-style-name="Table_20_Contents">
      <style:text-properties officeooo:paragraph-rsid="0032ac05"/>
    </style:style>
    <style:style style:name="P61" style:family="paragraph" style:parent-style-name="Table_20_Contents">
      <style:text-properties officeooo:paragraph-rsid="00336c57"/>
    </style:style>
    <style:style style:name="P62" style:family="paragraph" style:parent-style-name="Table_20_Contents">
      <style:text-properties officeooo:rsid="00336c57" officeooo:paragraph-rsid="00336c57"/>
    </style:style>
    <style:style style:name="P63" style:family="paragraph" style:parent-style-name="Table_20_Contents">
      <style:text-properties officeooo:rsid="00337c85" officeooo:paragraph-rsid="00337c85"/>
    </style:style>
    <style:style style:name="P64" style:family="paragraph" style:parent-style-name="Table_20_Contents">
      <style:text-properties officeooo:rsid="0034d4bd" officeooo:paragraph-rsid="0034d4bd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1c107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1c107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5ac15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1c107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2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5" style:family="text">
      <style:text-properties fo:font-size="10pt" style:text-underline-style="none" style:font-name-asian="Times New Roman1" style:font-size-asian="10pt" style:font-size-complex="10pt"/>
    </style:style>
    <style:style style:name="T26" style:family="text">
      <style:text-properties fo:font-size="14.5pt" style:font-name-asian="Times New Roman1" style:font-size-asian="14.5pt" style:font-size-complex="14.5pt"/>
    </style:style>
    <style:style style:name="T27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8" style:family="text">
      <style:text-properties fo:font-size="9.5pt" style:font-name-asian="Times New Roman1" style:font-size-asian="9.5pt" style:font-size-complex="9.5pt"/>
    </style:style>
    <style:style style:name="T29" style:family="text">
      <style:text-properties fo:font-size="9.5pt" officeooo:rsid="0014d791" style:font-name-asian="Times New Roman1" style:font-size-asian="9.5pt" style:font-size-complex="9.5pt"/>
    </style:style>
    <style:style style:name="T30" style:family="text">
      <style:text-properties fo:font-size="9.5pt" officeooo:rsid="0015ac15" style:font-name-asian="Times New Roman1" style:font-size-asian="9.5pt" style:font-size-complex="9.5pt"/>
    </style:style>
    <style:style style:name="T31" style:family="text">
      <style:text-properties fo:font-size="9.5pt" style:text-underline-style="solid" style:text-underline-width="auto" style:text-underline-color="font-color" officeooo:rsid="0014d791" style:font-name-asian="Times New Roman1" style:font-size-asian="9.5pt" style:font-size-complex="9.5pt"/>
    </style:style>
    <style:style style:name="T32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3" style:family="text">
      <style:text-properties fo:font-size="9pt" style:font-name-asian="Times New Roman1" style:font-size-asian="9pt" style:font-size-complex="9pt"/>
    </style:style>
    <style:style style:name="T34" style:family="text">
      <style:text-properties officeooo:rsid="0029e748"/>
    </style:style>
    <style:style style:name="T35" style:family="text">
      <style:text-properties officeooo:rsid="002b9f92"/>
    </style:style>
    <style:style style:name="T36" style:family="text">
      <style:text-properties officeooo:rsid="002fee1c"/>
    </style:style>
    <style:style style:name="T37" style:family="text">
      <style:text-properties officeooo:rsid="0032ac05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336c57"/>
    </style:style>
    <style:style style:name="T40" style:family="text">
      <style:text-properties officeooo:rsid="0034d4bd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officeooo:rsid="0036a4fb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style:font-name-asian="Times New Roman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3</text:span><text:span text:style-name="T3"><text:tab/></text:span><text:span text:style-name="T26">по курсу </text:span><text:span text:style-name="T27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25</text:span><text:span text:style-name="T28">» </text:span><text:span text:style-name="T31">сентября</text:span><text:span text:style-name="T29"> </text:span><text:span text:style-name="T28">20</text:span><text:span text:style-name="T30">22</text:span><text:span text:style-name="T28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3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4">Подпись преподавателя ________________</text:p>
      <text:p text:style-name="P9"/>
      <text:list xml:id="list3669062333" text:style-name="WWNum1">
        <text:list-item>
          <text:list>
            <text:list-item>
              <text:p text:style-name="P44"><text:span text:style-name="T21">Тема:</text:span><text:span text:style-name="T17"> </text:span><text:span text:style-name="T20">Сети и телекоммуникации в</text:span><text:span text:style-name="T18"> OC UNIX</text:span><text:span text:style-name="T32">_______</text:span><text:span text:style-name="T17"> <text:s text:c="77"/>_________ <text:s text:c="21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3287242735" text:style-name="WWNum2">
        <text:list-item>
          <text:p text:style-name="P45"><text:span text:style-name="T21">Цель работы:</text:span><text:span text:style-name="T17"> </text:span><text:span text:style-name="T18">Изучение </text:span><text:span text:style-name="T20">работы</text:span><text:span text:style-name="T18"> и освоение </text:span><text:span text:style-name="T20">сетевых команд</text:span><text:span text:style-name="T18"> OC UNIX ____________________________________ _________________________________________</text:span><text:span text:style-name="T32">________________________________________________________</text:span></text:p>
        </text:list-item>
      </text:list>
      <text:p text:style-name="P16"/>
      <text:p text:style-name="P25">_________________________________________________________________________________________________</text:p>
      <text:p text:style-name="P25">_________________________________________________________________________________________________</text:p>
      <text:p text:style-name="P25">_________________________________________________________________________________________________</text:p>
      <text:p text:style-name="P15"/>
      <text:list xml:id="list140333585764598" text:continue-numbering="true" text:style-name="WWNum2">
        <text:list-item>
          <text:p text:style-name="P45"><text:span text:style-name="T21">Задание </text:span><text:span text:style-name="T4">(</text:span><text:span text:style-name="T24">вариант №</text:span><text:span text:style-name="T22"> </text:span><text:span text:style-name="T23">5</text:span><text:span text:style-name="T4">)</text:span><text:span text:style-name="T21">: <text:s/></text:span><text:span text:style-name="T4">_______________________________________</text:span><text:span text:style-name="T9"> <text:s text:c="32"/>___________ <text:s text:c="17"/></text:span></text:p>
        </text:list-item>
      </text:list>
      <text:p text:style-name="P16"/>
      <text:p text:style-name="P26">_________________________________________________________________________________________________</text:p>
      <text:p text:style-name="P26">_________________________________________________________________________________________________</text:p>
      <text:p text:style-name="P26">_________________________________________________________________________________________________</text:p>
      <text:p text:style-name="P26">_________________________________________________________________________________________________</text:p>
      <text:p text:style-name="P15"/>
      <text:list xml:id="list140332959464151" text:continue-numbering="true" text:style-name="WWNum2">
        <text:list-item>
          <text:p text:style-name="P46"><text:span text:style-name="T21">Оборудование </text:span><text:span text:style-name="T4">(</text:span><text:span text:style-name="T7">студента</text:span><text:span text:style-name="T4">):</text:span></text:p>
        </text:list-item>
      </text:list>
      <text:p text:style-name="P35"/>
      <text:p text:style-name="P16"/>
      <text:p text:style-name="P38"><text:span text:style-name="T4">Процессор </text:span><text:span text:style-name="T27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6">Другие устройства ________________________________________________________________________________</text:p>
      <text:p text:style-name="P26">_________________________________________________________________________________________________</text:p>
      <text:p text:style-name="P15"/>
      <text:list xml:id="list140333113649595" text:continue-numbering="true" text:style-name="WWNum2">
        <text:list-item>
          <text:p text:style-name="P47">Программное обеспечение (<text:span text:style-name="T35">студента</text:span>):</text:p>
        </text:list-item>
      </text:list>
      <text:p text:style-name="P35"/>
      <text:p text:style-name="P16"/>
      <text:p text:style-name="P38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38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38"><text:span text:style-name="T4">Система программирования </text:span><text:span text:style-name="T9">______________________________________</text:span><text:span text:style-name="T25">версия</text:span><text:span text:style-name="T4"> </text:span><text:span text:style-name="T9">_______________</text:span></text:p>
      <text:p text:style-name="P38"><text:span text:style-name="T4">Редактор текстов </text:span><text:span text:style-name="T17">_____</text:span><text:span text:style-name="T19">E</text:span><text:span text:style-name="T17">macs_______________________________________________</text:span><text:span text:style-name="T22"> версия </text:span><text:span text:style-name="T17">_</text:span><text:span text:style-name="T19">3.24.30</text:span><text:span text:style-name="T17"> <text:s text:c="2"/>_________</text:span></text:p>
      <text:p text:style-name="P39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39"><text:span text:style-name="T17">Прикладные системы и программы __</text:span><text:span text:style-name="T19">Gnuplot, bc</text:span><text:span text:style-name="T17"> <text:s text:c="135"/></text:span></text:p>
      <text:p text:style-name="P26">_________________________________________________________________________________________________</text:p>
      <text:p text:style-name="P38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3"><text:span text:style-name="T21">6. Идея, метод, алгоритм </text:span><text:span text:style-name="T33">решения задачи</text:span><text:span text:style-name="T21"> </text:span><text:span text:style-name="T33">(в формах:</text:span><text:span text:style-name="T21"> </text:span><text:span text:style-name="T33">словесной,</text:span><text:span text:style-name="T21"> </text:span><text:span text:style-name="T33">псевдокода,</text:span><text:span text:style-name="T21"> </text:span><text:span text:style-name="T33">графической</text:span><text:span text:style-name="T21"> </text:span><text:span text:style-name="T33">[блок-схема,</text:span><text:span text:style-name="T21"> </text:span><text:span text:style-name="T33">диаграмма,</text:span><text:span text:style-name="T21"> </text:span><text:span text:style-name="T33">рисунок,</text:span><text:span text:style-name="T21"> </text:span><text:span text:style-name="T33">таблица] или формальные спецификации с пред- и постусловиями)</text:span></text:p>
      <text:list xml:id="list132913469" text:style-name="Numbering_20_123">
        <text:list-item>
          <text:p text:style-name="P50">Изучить справочный материал и дополнительную литературу. Прослушать лекцию, посетить консультацию.</text:p>
        </text:list-item>
        <text:list-item>
          <text:p text:style-name="P50">Собственноручно проделать основные примеры и продемонстрировать владение сетевыми средствами преподавателю. Обязательно выполнить не менее двух заданий связи с внешней средой (пп. 6, 7, 9–10).</text:p>
        </text:list-item>
        <text:list-item>
          <text:p text:style-name="P50">Запротоколировать содержательное подмножество сеанса, за исключением команд, дающих нетекстовый вывод, и непротоколируемых пунктов 6, 7, 9–10 с учетом замечаний преподавателя. Оформить отчет на бланке.</text:p>
        </text:list-item>
      </text:list>
      <text:p text:style-name="P17"/>
      <text:p text:style-name="P17"/>
      <text:p text:style-name="P17"/>
      <text:list xml:id="list937718042" text:style-name="WWNum3">
        <text:list-item>
          <text:p text:style-name="P53"><text:span text:style-name="T21">Сценарий выполнения работы </text:span><text:span text:style-name="T33">[план работы,</text:span><text:span text:style-name="T21"> </text:span><text:span text:style-name="T33">первоначальный текст программы в черновике</text:span><text:span text:style-name="T21"> </text:span><text:span text:style-name="T33">(можно на отдельном листе)</text:span><text:span text:style-name="T21"> </text:span><text:span text:style-name="T33">и</text:span><text:span text:style-name="T21"> </text:span><text:span text:style-name="T33">тесты либо соображения по тестированию].</text:span></text:p>
        </text:list-item>
      </text:list>
      <text:p text:style-name="P51"/>
      <text:p text:style-name="P1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571837662896">
          <table:table-cell table:style-name="Таблица2.A1" office:value-type="string">
            <text:p text:style-name="P58">№</text:p>
          </table:table-cell>
          <table:table-cell table:style-name="Таблица2.A1" office:value-type="string">
            <text:p text:style-name="P58">Утилита</text:p>
          </table:table-cell>
          <table:table-cell table:style-name="Таблица2.A1" office:value-type="string">
            <text:p text:style-name="P58">Комментарий</text:p>
          </table:table-cell>
        </table:table-row>
        <table:table-row table:style-name="TableLine94571837662896">
          <table:table-cell table:style-name="Таблица2.A1" office:value-type="string">
            <text:p text:style-name="P58">1</text:p>
          </table:table-cell>
          <table:table-cell table:style-name="Таблица2.A1" office:value-type="string">
            <text:p text:style-name="Table_20_Contents">rlogin &lt;имя_узла&gt;</text:p>
          </table:table-cell>
          <table:table-cell table:style-name="Таблица2.A1" office:value-type="string">
            <text:p text:style-name="Table_20_Contents"><text:span text:style-name="T37">З</text:span>апускается процесс login того же пользователя на псевдотерминале указанной удаленной машины, как правило без запроса пароля, когда между серверами установлены <text:soft-page-break/>доверительные отношения.</text:p>
          </table:table-cell>
        </table:table-row>
        <table:table-row table:style-name="TableLine94571837662896">
          <table:table-cell table:style-name="Таблица2.A1" office:value-type="string">
            <text:p text:style-name="P58">2</text:p>
          </table:table-cell>
          <table:table-cell table:style-name="Таблица2.A1" office:value-type="string">
            <text:p text:style-name="Table_20_Contents">telnet &lt;имя_узла&gt;</text:p>
          </table:table-cell>
          <table:table-cell table:style-name="Таблица2.A1" office:value-type="string">
            <text:p text:style-name="Table_20_Contents"><text:span text:style-name="T37">З</text:span>апускается процесс инициализации псевдотерминала getty на удаленной машине). При использовании telnet как обычно при входе в систему, необходимо ввести имя пользователя и пароль. Интерфейс telnet часто используется для настройки функциональных программ различного оборудования, реализованных на базе ядра UNIX (роутеры, телевизоры типа Smart TV и др.)</text:p>
          </table:table-cell>
        </table:table-row>
        <table:table-row table:style-name="TableLine94571837662896">
          <table:table-cell table:style-name="Таблица2.A1" office:value-type="string">
            <text:p text:style-name="P58">3</text:p>
          </table:table-cell>
          <table:table-cell table:style-name="Таблица2.A1" office:value-type="string">
            <text:p text:style-name="Table_20_Contents">ssh &lt;имя_узла&gt;</text:p>
          </table:table-cell>
          <table:table-cell table:style-name="Таблица2.A1" office:value-type="string">
            <text:p text:style-name="P59">Подключение к удаалённой машине через shh.</text:p>
          </table:table-cell>
        </table:table-row>
        <table:table-row table:style-name="TableLine94571837662896">
          <table:table-cell table:style-name="Таблица2.A1" office:value-type="string">
            <text:p text:style-name="P58">4</text:p>
          </table:table-cell>
          <table:table-cell table:style-name="Таблица2.A1" office:value-type="string">
            <text:p text:style-name="P59">ping 0</text:p>
          </table:table-cell>
          <table:table-cell table:style-name="Таблица2.A1" office:value-type="string">
            <text:p text:style-name="P59">Узнать пинг локальной сети.</text:p>
          </table:table-cell>
        </table:table-row>
        <table:table-row table:style-name="TableLine94571837662896">
          <table:table-cell table:style-name="Таблица2.A1" office:value-type="string">
            <text:p text:style-name="P58">5</text:p>
          </table:table-cell>
          <table:table-cell table:style-name="Таблица2.A1" office:value-type="string">
            <text:p text:style-name="P60">scp file1 axp5:/stud/118001</text:p>
            <text:p text:style-name="P60">scp file1 axp5:~/file1</text:p>
            <text:p text:style-name="P60">scp file1 axp5:`pwd`</text:p>
          </table:table-cell>
          <table:table-cell table:style-name="Таблица2.A1" office:value-type="string">
            <text:p text:style-name="Table_20_Contents">Три способа копирования файла того же пользователя с текущей машины axp4 на удаленную машину axp5.</text:p>
            <text:p text:style-name="Table_20_Contents"><text:span text:style-name="T37">К</text:span>оманда означает копирование файла file1 с текущей ЭВМ в директорию, одноименную текущей, на удаленной ЭВМ, т. е. подразумевается идентичность файловых структур обеих ЭВМ. В случае различных иерархи– ческих структур файловых систем не следует использовать конструкцию с `pwd`.</text:p>
          </table:table-cell>
        </table:table-row>
        <table:table-row table:style-name="TableLine94571837662896">
          <table:table-cell table:style-name="Таблица2.A1" office:value-type="string">
            <text:p text:style-name="P58">6</text:p>
          </table:table-cell>
          <table:table-cell table:style-name="Таблица2.A1" office:value-type="string">
            <text:p text:style-name="P61">scp axp6:/stud/118001/file2 dir1/file3</text:p>
            <text:p text:style-name="P61">scp axp6:~/file2 .</text:p>
            <text:p text:style-name="P61">scp axp6:`pwd`/file2 file3 </text:p>
          </table:table-cell>
          <table:table-cell table:style-name="Таблица2.A1" office:value-type="string">
            <text:p text:style-name="Table_20_Contents">Копирование файла с удаленной машины axp6 на текущую (axp4). В первом случае файл копируется в директорию dir1 под именем file3, 3-й случай предполагает идентичность структур файловых систем исходной и целевой машин.</text:p>
          </table:table-cell>
        </table:table-row>
        <table:table-row table:style-name="TableLine94571837662896">
          <table:table-cell table:style-name="Таблица2.A1" office:value-type="string">
            <text:p text:style-name="P58">7</text:p>
          </table:table-cell>
          <table:table-cell table:style-name="Таблица2.A1" office:value-type="string">
            <text:p text:style-name="Table_20_Contents">scp cameron:`pwd`/file1 alpha:`pwd`/file3</text:p>
          </table:table-cell>
          <table:table-cell table:style-name="Таблица2.A1" office:value-type="string">
            <text:p text:style-name="Table_20_Contents">Копирование файла с одной удаленной машины на другую с переименованием; команда выдается с третьей машины (например, это может быть axp3). <text:span text:style-name="T39">Д</text:span><text:span text:style-name="T38">анная команда также предполагает идентичность файловых иерархий на всех вовлеченных в указанную операцию машин; работает только в случае наличия открытого ключа пользователя машины axp6 на узле axp3. Копирование происходит, минуя машину, на которой выполняется команда.</text:span></text:p>
          </table:table-cell>
        </table:table-row>
        <table:table-row table:style-name="TableLine94571837662896">
          <table:table-cell table:style-name="Таблица2.A1" office:value-type="string">
            <text:p text:style-name="P58">8</text:p>
          </table:table-cell>
          <table:table-cell table:style-name="Таблица2.A1" office:value-type="string">
            <text:p text:style-name="P62">ftp</text:p>
          </table:table-cell>
          <table:table-cell table:style-name="Таблица2.A1" office:value-type="string">
            <text:p text:style-name="P63">Подключение к удалённой машине через протокол ftp.</text:p>
          </table:table-cell>
        </table:table-row>
        <table:table-row table:style-name="TableLine94571837662896">
          <table:table-cell table:style-name="Таблица2.A1" office:value-type="string">
            <text:p text:style-name="P58">9</text:p>
          </table:table-cell>
          <table:table-cell table:style-name="Таблица2.A1" office:value-type="string">
            <text:p text:style-name="P62">sftp</text:p>
          </table:table-cell>
          <table:table-cell table:style-name="Таблица2.A1" office:value-type="string">
            <text:p text:style-name="P63">Подключение к удалённой машине через протокол sftp.</text:p>
          </table:table-cell>
        </table:table-row>
        <table:table-row table:style-name="TableLine94571837662896">
          <table:table-cell table:style-name="Таблица2.A1" office:value-type="string">
            <text:p text:style-name="P63">10</text:p>
          </table:table-cell>
          <table:table-cell table:style-name="Таблица2.A1" office:value-type="string">
            <text:p text:style-name="P63">get file2</text:p>
          </table:table-cell>
          <table:table-cell table:style-name="Таблица2.A1" office:value-type="string">
            <text:p text:style-name="P63">Получить файл «file2» с удалённой машины.</text:p>
          </table:table-cell>
        </table:table-row>
        <table:table-row table:style-name="TableLine94571837662896">
          <table:table-cell table:style-name="Таблица2.A1" office:value-type="string">
            <text:p text:style-name="P63">11</text:p>
          </table:table-cell>
          <table:table-cell table:style-name="Таблица2.A1" office:value-type="string">
            <text:p text:style-name="P63">put file1</text:p>
          </table:table-cell>
          <table:table-cell table:style-name="Таблица2.A1" office:value-type="string">
            <text:p text:style-name="P63">Копировать файл «file1» с локальной машины на удалённую.</text:p>
          </table:table-cell>
        </table:table-row>
        <table:table-row table:style-name="TableLine94571837662896">
          <table:table-cell table:style-name="Таблица2.A1" office:value-type="string">
            <text:p text:style-name="P63">12</text:p>
          </table:table-cell>
          <table:table-cell table:style-name="Таблица2.A1" office:value-type="string">
            <text:p text:style-name="P63">tar [-cf] name.tar dir</text:p>
            <text:p text:style-name="P63">pax [-w] [-x] tar dir &gt; name.rar</text:p>
            <text:p text:style-name="P63">pax [-w] dir &gt; name.pax</text:p>
          </table:table-cell>
          <table:table-cell table:style-name="Таблица2.A1" office:value-type="string">
            <text:p text:style-name="P63">Создаёт архив «name.tar» и помещает в него все файлы и поддиректории указанной директории «dir».</text:p>
          </table:table-cell>
        </table:table-row>
        <table:table-row table:style-name="TableLine94571837662896">
          <table:table-cell table:style-name="Таблица2.A1" office:value-type="string">
            <text:p text:style-name="P63">13</text:p>
          </table:table-cell>
          <table:table-cell table:style-name="Таблица2.A1" office:value-type="string">
            <text:p text:style-name="P63">quit, exit</text:p>
          </table:table-cell>
          <table:table-cell table:style-name="Таблица2.A1" office:value-type="string">
            <text:p text:style-name="P63">Прерывает соединение с удалённой машиной.</text:p>
          </table:table-cell>
        </table:table-row>
        <table:table-row table:style-name="TableLine94571837662896">
          <table:table-cell table:style-name="Таблица2.A1" office:value-type="string">
            <text:p text:style-name="P63">14</text:p>
          </table:table-cell>
          <table:table-cell table:style-name="Таблица2.A1" office:value-type="string">
            <text:p text:style-name="P63">tar [-xf] name.tar</text:p>
            <text:p text:style-name="P63">pax [-r] &lt; name.pax</text:p>
          </table:table-cell>
          <table:table-cell table:style-name="Таблица2.A1" office:value-type="string">
            <text:p text:style-name="P63">Разархивирует архив «name.tar» в текущую директорию.</text:p>
          </table:table-cell>
        </table:table-row>
        <table:table-row table:style-name="TableLine94571837662896">
          <table:table-cell table:style-name="Таблица2.A1" office:value-type="string">
            <text:p text:style-name="P63">15</text:p>
          </table:table-cell>
          <table:table-cell table:style-name="Таблица2.A1" office:value-type="string">
            <text:p text:style-name="P63">tar -tvf name.tar</text:p>
            <text:p text:style-name="P63">pax &lt; name.pax</text:p>
          </table:table-cell>
          <table:table-cell table:style-name="Таблица2.A1" office:value-type="string">
            <text:p text:style-name="P63">Просмотр оглавления архива.</text:p>
          </table:table-cell>
        </table:table-row>
        <table:table-row table:style-name="TableLine94571837662896">
          <table:table-cell table:style-name="Таблица2.A1" office:value-type="string">
            <text:p text:style-name="P64">16</text:p>
          </table:table-cell>
          <table:table-cell table:style-name="Таблица2.A1" office:value-type="string">
            <text:p text:style-name="P64">gzip -9 -c name.tar &gt; name.tgz</text:p>
            <text:p text:style-name="P64">pax -w -x cpio «имя директории» &gt; name.pax</text:p>
            <text:p text:style-name="P64">tar -zcf «имя архива».tar.gz «имена сжимаемых файлов»</text:p>
            <text:p text:style-name="P64">tar -gcf «имя архива» tar.bz2 «имена сжимаемых файлов»</text:p>
          </table:table-cell>
          <table:table-cell table:style-name="Таблица2.A1" office:value-type="string">
            <text:p text:style-name="P63">Упаковка.</text:p>
          </table:table-cell>
        </table:table-row>
        <table:table-row table:style-name="TableLine94571837662896">
          <table:table-cell table:style-name="Таблица2.A1" office:value-type="string">
            <text:p text:style-name="P64">17</text:p>
          </table:table-cell>
          <table:table-cell table:style-name="Таблица2.A1" office:value-type="string">
            <text:p text:style-name="P64">gzip -d -c «name».tgz &gt; «name».tar</text:p>
            <text:p text:style-name="P64">gzip -c -d a.tgz | tar -xf -</text:p>
          </table:table-cell>
          <table:table-cell table:style-name="Таблица2.A1" office:value-type="string">
            <text:p text:style-name="P63"><text:s/>Распаковка. Второй вариант — с <text:span text:style-name="T40">одновременной разархивацией.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>Пункты 1-7 отчета составляются строго до начала лабораторной работы.</text:p>
      <text:p text:style-name="P40"><text:span text:style-name="T24"><text:tab/><text:tab/><text:tab/><text:tab/>Допущен к выполнению работы. </text:span><text:span text:style-name="T21">Подпись препод</text:span><text:bookmark text:name="_GoBack"/><text:span text:style-name="T21">авателя</text:span><text:span text:style-name="T24"> </text:span><text:span text:style-name="T21">_____________________</text:span></text:p>
      <text:list xml:id="list195291188" text:style-name="WWNum4">
        <text:list-item>
          <text:p text:style-name="P54"><text:span text:style-name="T21">Распечатка протокола </text:span><text:span text:style-name="T33">(подклеить листинг окончательного варианта программы с тестовыми примерами,</text:span><text:span text:style-name="T21"> </text:span><text:span text:style-name="T33">подписанный</text:span><text:span text:style-name="T21"> </text:span><text:span text:style-name="T33">преподавателем).</text:span></text:p>
        </text:list-item>
      </text:list>
      <text:p text:style-name="P57"/>
      <text:p text:style-name="P41"/>
      <text:list xml:id="list3952139214" text:style-name="WWNum5">
        <text:list-item>
          <text:p text:style-name="P55"><text:span text:style-name="T21">Дневник отладки </text:span><text:span text:style-name="T33">должен содержать дату и время сеансов отладки, и основные события</text:span><text:span text:style-name="T21"> </text:span><text:span text:style-name="T33">(ошибки в сценарии и программе,</text:span><text:span text:style-name="T21"> </text:span><text:span text:style-name="T33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7">№</text:p>
          </table:table-cell>
          <table:table-cell table:style-name="Таблица1.B1" office:value-type="string">
            <text:p text:style-name="P32">Лаб.</text:p>
          </table:table-cell>
          <table:table-cell table:style-name="Таблица1.B1" office:value-type="string">
            <text:p text:style-name="P28">Дата</text:p>
          </table:table-cell>
          <table:table-cell table:style-name="Таблица1.B1" office:value-type="string">
            <text:p text:style-name="P28">Время</text:p>
          </table:table-cell>
          <table:table-cell table:style-name="Таблица1.B1" office:value-type="string">
            <text:p text:style-name="P29">Событие</text:p>
          </table:table-cell>
          <table:table-cell table:style-name="Таблица1.B1" office:value-type="string">
            <text:p text:style-name="P30">Действие по исправлению</text:p>
          </table:table-cell>
          <table:table-cell table:style-name="Таблица1.B1" office:value-type="string">
            <text:p text:style-name="P31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32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32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0"/>
      <text:list xml:id="list1465442622" text:style-name="WWNum6">
        <text:list-item>
          <text:p text:style-name="P56"><text:span text:style-name="T21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</text:list>
      <text:p text:style-name="P36"><text:s text:c="207"/></text:p>
      <text:list xml:id="list140332243485079" text:continue-numbering="true" text:style-name="WWNum6">
        <text:list-item>
          <text:p text:style-name="P48">Выводы</text:p>
        </text:list-item>
      </text:list>
      <text:p text:style-name="P22"/>
      <text:p text:style-name="P37"><text:span text:style-name="T34">Я </text:span><text:span text:style-name="T42">освоил и научился пользоваться сетевыми командами консоли OC Unix_________________________________ </text:span>___________________________________________________ <text:s text:c="6"/>___ <text:s text:c="7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52"><text:span text:style-name="T44">___________________________________________________________________ <text:s text:c="59"/></text:span></text:p>
      <text:p text:style-name="P42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3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09-25T14:03:31.823821164</dc:date>
    <meta:editing-cycles>32</meta:editing-cycles>
    <meta:editing-duration>PT3H17M42S</meta:editing-duration>
    <meta:generator>LibreOffice/7.3.5.2$Linux_X86_64 LibreOffice_project/30$Build-2</meta:generator>
    <meta:document-statistic meta:table-count="2" meta:image-count="0" meta:object-count="0" meta:page-count="3" meta:paragraph-count="127" meta:word-count="816" meta:character-count="9211" meta:non-whitespace-character-count="7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